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d4762" officeooo:paragraph-rsid="000d4762"/>
    </style:style>
    <style:style style:name="P2" style:family="paragraph" style:parent-style-name="Standard">
      <style:text-properties officeooo:rsid="000d4762" officeooo:paragraph-rsid="000eb264"/>
    </style:style>
    <style:style style:name="P3" style:family="paragraph" style:parent-style-name="Standard">
      <style:text-properties officeooo:rsid="000eb264" officeooo:paragraph-rsid="000eb264"/>
    </style:style>
    <style:style style:name="P4" style:family="paragraph" style:parent-style-name="Standard">
      <style:text-properties officeooo:rsid="000ed03b" officeooo:paragraph-rsid="000ed03b"/>
    </style:style>
    <style:style style:name="P5" style:family="paragraph" style:parent-style-name="Standard">
      <style:text-properties officeooo:rsid="0012ada6" officeooo:paragraph-rsid="0012ada6"/>
    </style:style>
    <style:style style:name="P6" style:family="paragraph" style:parent-style-name="Standard">
      <style:text-properties officeooo:rsid="000ed03b" officeooo:paragraph-rsid="000ed03b"/>
    </style:style>
    <style:style style:name="P7" style:family="paragraph" style:parent-style-name="Standard">
      <style:text-properties officeooo:rsid="001528ba" officeooo:paragraph-rsid="001528ba"/>
    </style:style>
    <style:style style:name="P8" style:family="paragraph" style:parent-style-name="Standard">
      <style:text-properties fo:font-weight="bold" officeooo:rsid="000d4762" officeooo:paragraph-rsid="000d4762" style:font-weight-asian="bold" style:font-weight-complex="bold"/>
    </style:style>
    <style:style style:name="P9" style:family="paragraph" style:parent-style-name="Standard">
      <style:text-properties fo:font-weight="bold" officeooo:rsid="000ed03b" officeooo:paragraph-rsid="000ed03b" style:font-weight-asian="bold" style:font-weight-complex="bold"/>
    </style:style>
    <style:style style:name="P10" style:family="paragraph" style:parent-style-name="Standard">
      <style:text-properties fo:font-size="14pt" fo:font-weight="bold" officeooo:rsid="000d4762" officeooo:paragraph-rsid="000d4762" style:font-size-asian="14pt" style:font-weight-asian="bold" style:font-size-complex="14pt" style:font-weight-complex="bold"/>
    </style:style>
    <style:style style:name="P11" style:family="paragraph" style:parent-style-name="Standard">
      <style:text-properties fo:font-size="14pt" fo:font-weight="bold" officeooo:rsid="000ed03b" officeooo:paragraph-rsid="000ed03b" style:font-size-asian="14pt" style:font-weight-asian="bold" style:font-size-complex="14pt" style:font-weight-complex="bold"/>
    </style:style>
    <style:style style:name="P12" style:family="paragraph" style:parent-style-name="Standard">
      <style:text-properties fo:font-size="14pt" fo:font-weight="bold" officeooo:rsid="001b13b6" officeooo:paragraph-rsid="001b13b6" style:font-size-asian="14pt" style:font-weight-asian="bold" style:font-size-complex="14pt" style:font-weight-complex="bold"/>
    </style:style>
    <style:style style:name="P13" style:family="paragraph" style:parent-style-name="Standard">
      <style:text-properties officeooo:rsid="000d4762" officeooo:paragraph-rsid="0015e699"/>
    </style:style>
    <style:style style:name="P14" style:family="paragraph" style:parent-style-name="Standard">
      <style:text-properties officeooo:rsid="000d4762" officeooo:paragraph-rsid="000eb264"/>
    </style:style>
    <style:style style:name="P15" style:family="paragraph" style:parent-style-name="Standard">
      <style:text-properties officeooo:rsid="0017d9b7" officeooo:paragraph-rsid="0017d9b7"/>
    </style:style>
    <style:style style:name="P16" style:family="paragraph" style:parent-style-name="Standard">
      <style:text-properties fo:font-weight="normal" officeooo:rsid="001a2a09" officeooo:paragraph-rsid="001a2a09" style:font-weight-asian="normal" style:font-weight-complex="normal"/>
    </style:style>
    <style:style style:name="P17" style:family="paragraph" style:parent-style-name="Standard">
      <style:text-properties fo:font-weight="normal" officeooo:rsid="001c823c" officeooo:paragraph-rsid="001c823c" style:font-weight-asian="normal" style:font-weight-complex="normal"/>
    </style:style>
    <style:style style:name="P18" style:family="paragraph" style:parent-style-name="Standard">
      <style:text-properties officeooo:rsid="00217bf6" officeooo:paragraph-rsid="00217bf6"/>
    </style:style>
    <style:style style:name="P19" style:family="paragraph" style:parent-style-name="Standard">
      <style:text-properties officeooo:rsid="00218655" officeooo:paragraph-rsid="00218655"/>
    </style:style>
    <style:style style:name="T1" style:family="text">
      <style:text-properties officeooo:rsid="000eb264"/>
    </style:style>
    <style:style style:name="T2" style:family="text">
      <style:text-properties officeooo:rsid="000eb294"/>
    </style:style>
    <style:style style:name="T3" style:family="text">
      <style:text-properties officeooo:rsid="000fdc9d"/>
    </style:style>
    <style:style style:name="T4" style:family="text">
      <style:text-properties officeooo:rsid="0012ada6"/>
    </style:style>
    <style:style style:name="T5" style:family="text">
      <style:text-properties fo:font-weight="bold" style:font-weight-asian="bold" style:font-weight-complex="bold"/>
    </style:style>
    <style:style style:name="T6" style:family="text">
      <style:text-properties officeooo:rsid="0015e699"/>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17d9b7"/>
    </style:style>
    <style:style style:name="T9" style:family="text">
      <style:text-properties officeooo:rsid="00186754"/>
    </style:style>
    <style:style style:name="T10" style:family="text">
      <style:text-properties style:text-position="0% 100%" officeooo:rsid="001a3c7d"/>
    </style:style>
    <style:style style:name="T11" style:family="text">
      <style:text-properties style:text-position="0% 100%" officeooo:rsid="001b13b6"/>
    </style:style>
    <style:style style:name="T12" style:family="text">
      <style:text-properties style:text-position="super 58%" officeooo:rsid="001a3c7d"/>
    </style:style>
    <style:style style:name="T13" style:family="text">
      <style:text-properties officeooo:rsid="001a3c7d"/>
    </style:style>
    <style:style style:name="T14" style:family="text">
      <style:text-properties officeooo:rsid="001b13b6"/>
    </style:style>
    <style:style style:name="T15" style:family="text">
      <style:text-properties officeooo:rsid="001dddc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SC420 Assignment 1</text:p>
      <text:p text:style-name="P10"/>
      <text:p text:style-name="P8">Daniel Thomson</text:p>
      <text:p text:style-name="P8">ID: 5040702</text:p>
      <text:p text:style-name="P1"/>
      <text:p text:style-name="P10">Intro<text:span text:style-name="T2">duction</text:span>:</text:p>
      <text:p text:style-name="P15">This report details the testing and results from experiments <text:span text:style-name="T9">done with a neural network which implements the generalized delta rule. The first part details the design of the neural network and the question I was trying to answer with my experiments. The next part details the setup, results and conclusions gaining from each of the experiments. In the appendix of this report is an explanation of how to use the neural network program.</text:span></text:p>
      <text:p text:style-name="P15"/>
      <text:p text:style-name="P13"><text:span text:style-name="T7">Background:</text:span><text:span text:style-name="T5"> </text:span></text:p>
      <text:p text:style-name="P16">For the design of the network I used the functions outline<text:span text:style-name="T14">d</text:span> in the lecture 2/3 notes. So I used a semi-linear activation function, activation is used as output of the unit and propagation is a units output multiply by the connection weights to the next layer units. <text:span text:style-name="T13">For the error function, I used the sum of (expected output – actual output)</text:span><text:span text:style-name="T12">2 </text:span><text:span text:style-name="T10">* 0.5 of each output unit for the pattern error and the sum of pattern errors / (number of output unit * number of pattern) for the population error. For the error terms I used the ones outlined on page 14 of the lecture 2/3 notes. For weight changes of a unit I used learning constant * error term of the unit * output of the unit + (momentum * previous weight change). The network implemented batch learning, so the average weight change provide by each pattern in a epoch was applied to the network at the end of each epoch. </text:span><text:span text:style-name="T11">A single bias unit, which always output 1 and has weighted connections to all unit in the hidden and output layer is also apart of the design. The initial weights for all unit connections are chosen randomly from a range <text:s/>of +/- 0.3.</text:span></text:p>
      <text:p text:style-name="P13"><text:span text:style-name="T5"/></text:p>
      <text:p text:style-name="P13"><text:span text:style-name="T4">I decide to explore two questions; the effect of different momentum values on the training time for the network and how well the network can generalize with training using smaller subset of the main training data sets. I was interested in the effects of momentum on training in part to confirm what was said in lectures in reading, that 0.9 is generally the best value for momentum but also to discover how the training times scales with worse momentum values. I was interested in exploring generalization of the network with smaller training sets in discover roughly how small you can make the training sets before the network noticeably stop generalizing.</text:span></text:p>
      <text:p text:style-name="P1"/>
      <text:p text:style-name="P11">Effect on momentum on learning time:</text:p>
      <text:p text:style-name="P4"/>
      <text:p text:style-name="P5">This experiment is looking at how different momentum values effect the training time of the network.</text:p>
      <text:p text:style-name="P4"/>
      <text:p text:style-name="P4"><text:span text:style-name="T5">Setup:</text:span> For this experiment I used the XOR data set, <text:span text:style-name="T3">which contains the 4 different input/output data sets of XOR. The network architecture used was 2:2:1. T</text:span>raining <text:span text:style-name="T3">was done </text:span>on 30 different initial weight configuration with 9 different momentum values (0.1, 0.2, …., 0.9). <text:span text:style-name="T3">The other learning parameter were set to 0.1 for learning constant and 0.02 for error criterion for all training.</text:span></text:p>
      <text:p text:style-name="P4"/>
      <text:p text:style-name="P9"/>
      <text:p text:style-name="P9"/>
      <text:p text:style-name="P9"/>
      <text:p text:style-name="P9"/>
      <text:p text:style-name="P9"/>
      <text:p text:style-name="P9"/>
      <text:p text:style-name="P9"><text:soft-page-break/>Result:</text:p>
      <text:p text:style-name="P9"><draw:frame draw:style-name="fr1" draw:name="Object1" text:anchor-type="paragraph" svg:width="6.2984in" svg:height="3.5457in" draw:z-index="0"><draw:object xlink:href="./Object 1" xlink:type="simple" xlink:show="embed" xlink:actuate="onLoad"/><draw:image xlink:href="./ObjectReplacements/Object 1" xlink:type="simple" xlink:show="embed" xlink:actuate="onLoad"/></draw:frame></text:p>
      <text:p text:style-name="P4"/>
      <text:p text:style-name="P7"><text:span text:style-name="T5">Discussion:</text:span> <text:span text:style-name="T6">So the result from my experiment has confirmed what was stated in lectures and readings, that a momentum value of 0.9 performs best in terms of training time. In term of how the training time scales with worse momentum values you can clearly see that it scales linearly. However depending on how bad the training time is with a momentum of 0.9 has an effect on the magnitude of this scaling with worse momentum values. This shown by the error bars on the graph, as the momentum values go down the error bars increase in size, shown the steeper scale with higher training time at 0.9 momentum.</text:span></text:p>
      <text:p text:style-name="P4"/>
      <text:p text:style-name="P11">Generalization of network with smaller training set<text:span text:style-name="T4">s</text:span>:</text:p>
      <text:p text:style-name="P4"/>
      <text:p text:style-name="P5">This experiment is looking at how well the network generalizes when trained with smaller subset of the main training data set.</text:p>
      <text:p text:style-name="P4"/>
      <text:p text:style-name="P4"><text:span text:style-name="T5">Setup: </text:span>For this experiment I used the Iris data set, which contains 150 input patterns <text:span text:style-name="T3">of</text:span> iris measurement<text:span text:style-name="T3">s</text:span> used to classify the plant<text:span text:style-name="T8">s</text:span>. The network architecture used was 3:4:3. <text:s/><text:span text:style-name="T3">All testing was done with consistent initial weights. The learning parameters I used through out testing was learning constant = 0.1, momentum = 0.9, error criterion = 0.1. I testing with 8 different sizes of subsets from the iris data (90%, 70%, 50%, 40%, 30%, 20%, 10%, 5%). The subsets were randomly generated 20 times for each subset size. After training with each subset, testing with the whole iris data set through the network was performed, and the percentage of correct output being generated was extracted. </text:span></text:p>
      <text:p text:style-name="P4"/>
      <text:p text:style-name="P9"/>
      <text:p text:style-name="P9"/>
      <text:p text:style-name="P9"/>
      <text:p text:style-name="P9"/>
      <text:p text:style-name="P9"/>
      <text:p text:style-name="P9"/>
      <text:p text:style-name="P9"><text:soft-page-break/>Result:</text:p>
      <text:p text:style-name="P9"/>
      <text:p text:style-name="P9"/>
      <text:p text:style-name="P9"><draw:frame draw:style-name="fr2" draw:name="Object2" text:anchor-type="paragraph" svg:width="6.2984in" svg:height="3.5457in" draw:z-index="1"><draw:object xlink:href="./Object 2" xlink:type="simple" xlink:show="embed" xlink:actuate="onLoad"/><draw:image xlink:href="./ObjectReplacements/Object 2" xlink:type="simple" xlink:show="embed" xlink:actuate="onLoad"/></draw:frame></text:p>
      <text:p text:style-name="P4"/>
      <text:p text:style-name="P1"/>
      <text:p text:style-name="P8">Discussion:</text:p>
      <text:p text:style-name="P17">As shown by the graph you can significantly reduce the size <text:span text:style-name="T15">of the training set and not see any significant reduction in generalization, as the difference between training sets of 90% of the size of the original set and 10% of the size of the original set is only on average about 5% error. However the chance of optimal generalization occurring is slightly less reliable with smaller training set, as shown by the larger error for smaller training sets. Based on my result it looks like you don’t get any significant harm to generalization until you start using training set &lt; 10% of the size of the original training set. This knowledge is useful as smaller training set means less computation per epoch and therefore quicker epochs. This could be helpful for very large data sets, where you might to speed up training for a slight lose in generalization. For further exploration into this I would have a look at the number of epoch for training as the size of the training set goes down, in order to discover if overall training the network is quicker with smaller training sets.</text:span></text:p>
      <text:p text:style-name="P8"/>
      <text:p text:style-name="P12">Conclusion:</text:p>
      <text:p text:style-name="P1"/>
      <text:p text:style-name="P10">Appendix:</text:p>
      <text:p text:style-name="P1"/>
      <text:p text:style-name="P1">When you run the program a menu with these options will show up :</text:p>
      <text:p text:style-name="P1"/>
      <text:p text:style-name="P1">1 initialize : Will ask you to input the file names for the parameter file, input file and teacher file. Will then create a network based <text:s/>on the information in these files. Must use this command before you can use any other command (apart from quit).</text:p>
      <text:p text:style-name="P1"/>
      <text:p text:style-name="P1">2 change learning parameter : Will bring up the change learning parameter sub-menu :</text:p>
      <text:p text:style-name="P1"><text:soft-page-break/><text:s/></text:p>
      <text:p text:style-name="P1"><text:tab/>1 change learning constant : Will ask you to input a new learning constant value.</text:p>
      <text:p text:style-name="P1"><text:tab/>2 change momentum : Will ask you to input a new momentum value.</text:p>
      <text:p text:style-name="P1"><text:tab/>3 change error criterion : Will ask you to input a new error criterion value.</text:p>
      <text:p text:style-name="P1"><text:tab/>0 back : Will return you to the main menu.</text:p>
      <text:p text:style-name="P1"/>
      <text:p text:style-name="P1">3 learn : Will bring up the learning menu :</text:p>
      <text:p text:style-name="P1"/>
      <text:p text:style-name="P1"><text:tab/>1 learn to error criterion : <text:bookmark-start text:name="__DdeLink__0_221213815"/>Will train the network with data from initialize<text:span text:style-name="T1">d</text:span> input and teacher <text:tab/><text:tab/><text:tab/><text:tab/><text:tab/> <text:s text:c="6"/>files,<text:bookmark-end text:name="__DdeLink__0_221213815"/> <text:span text:style-name="T1">until the population error of the network is less than the error <text:tab/><text:tab/><text:tab/><text:tab/><text:tab/> <text:s text:c="6"/>criterion. Will end early if train reaches 250000 epochs</text:span></text:p>
      <text:p text:style-name="P2"><text:tab/><text:span text:style-name="T1">2 learn to specific epoch : </text:span>Will <text:span text:style-name="T1">ask you to input a number of epoch to train for and then</text:span> train the <text:tab/><text:tab/><text:tab/><text:tab/> <text:s text:c="6"/>network with data from initialize<text:span text:style-name="T1">d</text:span> input and <text:span text:style-name="T1">teacher </text:span>files, <text:span text:style-name="T1">for the <text:tab/><text:tab/><text:tab/><text:tab/><text:tab/> <text:s text:c="6"/>specified amount of epochs.</text:span></text:p>
      <text:p text:style-name="P2"><text:tab/><text:span text:style-name="T1">0 back : Will return you to the main menu.</text:span></text:p>
      <text:p text:style-name="P2"/>
      <text:p text:style-name="P3">4 test : Will pass input from input file through the network, showing the activation of unit during <text:tab/>forward propagation. Will compare network output to expected output and count the number of <text:tab/>correct matches. <text:span text:style-name="T14">The output of the network is rounded to either 0 or 1 just to make matching <text:tab/>easier.</text:span></text:p>
      <text:p text:style-name="P3"/>
      <text:p text:style-name="P3">5 show weights : Will print out three tables displays the weights of the network. First table show Input <text:tab/><text:tab/><text:tab/> <text:s text:c="3"/>layer to Hidden layer weights, second will show hidden layer to output layer weights <text:tab/><text:tab/><text:tab/> <text:s text:c="3"/>and the last table show bias weights.</text:p>
      <text:p text:style-name="P3"/>
      <text:p text:style-name="P3">6 show learning parameters : Will display the learning constant, momentum and error criterion <text:tab/><text:tab/><text:tab/><text:tab/><text:tab/><text:tab/>currently set for the network.</text:p>
      <text:p text:style-name="P3"/>
      <text:p text:style-name="P3">7 reset : Will bring up the reset sub menu :</text:p>
      <text:p text:style-name="P3"><text:tab/></text:p>
      <text:p text:style-name="P3"><text:tab/>1 reset to start weights : Will set the weights in the network back to the weights before any <text:tab/><text:tab/><text:tab/>training occurred.</text:p>
      <text:p text:style-name="P3"><text:s text:c="6"/><text:tab/>2 reset with new random weights : Will re initialize the network with new random weights in <text:tab/><text:tab/><text:tab/>the range of +/- 0.3.</text:p>
      <text:p text:style-name="P2"><text:tab/><text:span text:style-name="T1">0 back : Will return you back to the main menu.</text:span></text:p>
      <text:p text:style-name="P2"/>
      <text:p text:style-name="P2"><text:span text:style-name="T1">0 quit : Will stop the program.</text:span><text:tab/><text:tab/><text:tab/><text:tab/> <text:s text:c="5"/></text:p>
      <text:p text:style-name="P2"/>
      <text:p text:style-name="P18">Program File:</text:p>
      <text:p text:style-name="P18">Unit.java – Contains code for building/managing unit and unit connections.</text:p>
      <text:p text:style-name="P19">NeuralNetwork.java – Main file, contains code for running learn/testing/building of the neural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5:31:36.251075130</meta:creation-date>
    <dc:date>2018-04-27T15:37:15.902770879</dc:date>
    <meta:editing-duration>PT13M52S</meta:editing-duration>
    <meta:editing-cycles>4</meta:editing-cycles>
    <meta:generator>LibreOffice/5.4.6.2$Linux_X86_64 LibreOffice_project/40$Build-2</meta:generator>
    <meta:document-statistic meta:table-count="0" meta:image-count="0" meta:object-count="2" meta:page-count="4" meta:paragraph-count="45" meta:word-count="1355" meta:character-count="7845" meta:non-whitespace-character-count="64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0" chart:error-lower-range="local-table.$B$2:.$B$10"/>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0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cm" chart:symbol-height="0cm" chart:link-data-style-to-source="true" chart:error-category="cell-range" chart:error-upper-range="local-table.$B$2:.$B$10" chart:error-lower-range="local-table.$B$2:.$B$10"/>
      <style:graphic-properties svg:stroke-width="0.08cm" svg:stroke-color="#004586" draw:fill-color="#004586"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10" chart:error-lower-range="local-table.$E$2:.$E$10"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scatter" chart:style-name="ch1">
        <chart:title svg:x="4.331cm" svg:y="0.316cm" chart:style-name="ch2">
          <text:p>Effect of momentum on training time</text:p>
        </chart:title>
        <chart:plot-area chart:style-name="ch3" chart:data-source-has-labels="both" svg:x="1.33cm" svg:y="1.275cm" svg:width="14.349cm" svg:height="6.57cm">
          <chartooo:coordinate-region svg:x="2.507cm" svg:y="1.474cm" svg:width="13.078cm" svg:height="5.724cm"/>
          <chart:axis chart:dimension="x" chart:name="primary-x" chart:style-name="ch4" chartooo:axis-type="auto">
            <chart:title svg:x="7.64cm" svg:y="8.025cm" chart:style-name="ch5">
              <text:p>Momentem</text:p>
            </chart:title>
            <chart:categories table:cell-range-address="local-table.$A$2:.$A$10"/>
            <chart:grid chart:style-name="ch6" chart:class="major"/>
          </chart:axis>
          <chart:axis chart:dimension="y" chart:name="primary-y" chart:style-name="ch7">
            <chart:title svg:x="0.451cm" svg:y="6.231cm" chart:style-name="ch8">
              <text:p>Time to learn (epochs)</text:p>
            </chart:title>
          </chart:axis>
          <chart:series chart:style-name="ch9" chart:values-cell-range-address="local-table.$C$2:.$C$10" chart:label-cell-address="local-table.$C$1" chart:class="chart:scatter">
            <chart:domain table:cell-range-address="local-table.$B$2:.$B$10"/>
            <chart:error-indicator chart:style-name="ch10" chart:dimension="y"/>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AI</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9">
                <text:p>0.9</text:p>
              </table:table-cell>
              <table:table-cell office:value-type="float" office:value="3580.51515151515">
                <text:p>3580.51515151515</text:p>
              </table:table-cell>
              <table:table-cell office:value-type="float" office:value="1406.43574598193">
                <text:p>1406.43574598193</text:p>
              </table:table-cell>
              <table:table-cell office:value-type="float" office:value="1406.43574598193">
                <text:p>1406.43574598193</text:p>
              </table:table-cell>
            </table:table-row>
            <table:table-row>
              <table:table-cell office:value-type="string">
                <text:p>2</text:p>
              </table:table-cell>
              <table:table-cell office:value-type="float" office:value="0.8">
                <text:p>0.8</text:p>
              </table:table-cell>
              <table:table-cell office:value-type="float" office:value="6702.75757575758">
                <text:p>6702.75757575758</text:p>
              </table:table-cell>
              <table:table-cell office:value-type="float" office:value="2390.48091435467">
                <text:p>2390.48091435467</text:p>
              </table:table-cell>
              <table:table-cell office:value-type="float" office:value="2390.48091435467">
                <text:p>2390.48091435467</text:p>
              </table:table-cell>
            </table:table-row>
            <table:table-row>
              <table:table-cell office:value-type="string">
                <text:p>3</text:p>
              </table:table-cell>
              <table:table-cell office:value-type="float" office:value="0.7">
                <text:p>0.7</text:p>
              </table:table-cell>
              <table:table-cell office:value-type="float" office:value="10350.8484848485">
                <text:p>10350.8484848485</text:p>
              </table:table-cell>
              <table:table-cell office:value-type="float" office:value="3974.61793856664">
                <text:p>3974.61793856664</text:p>
              </table:table-cell>
              <table:table-cell office:value-type="float" office:value="3974.61793856664">
                <text:p>3974.61793856664</text:p>
              </table:table-cell>
            </table:table-row>
            <table:table-row>
              <table:table-cell office:value-type="string">
                <text:p>4</text:p>
              </table:table-cell>
              <table:table-cell office:value-type="float" office:value="0.6">
                <text:p>0.6</text:p>
              </table:table-cell>
              <table:table-cell office:value-type="float" office:value="13904.0909090909">
                <text:p>13904.0909090909</text:p>
              </table:table-cell>
              <table:table-cell office:value-type="float" office:value="5444.29895259502">
                <text:p>5444.29895259502</text:p>
              </table:table-cell>
              <table:table-cell office:value-type="float" office:value="5444.29895259502">
                <text:p>5444.29895259502</text:p>
              </table:table-cell>
            </table:table-row>
            <table:table-row>
              <table:table-cell office:value-type="string">
                <text:p>5</text:p>
              </table:table-cell>
              <table:table-cell office:value-type="float" office:value="0.5">
                <text:p>0.5</text:p>
              </table:table-cell>
              <table:table-cell office:value-type="float" office:value="17427.5757575758">
                <text:p>17427.5757575758</text:p>
              </table:table-cell>
              <table:table-cell office:value-type="float" office:value="6873.72495462933">
                <text:p>6873.72495462933</text:p>
              </table:table-cell>
              <table:table-cell office:value-type="float" office:value="6873.72495462933">
                <text:p>6873.72495462933</text:p>
              </table:table-cell>
            </table:table-row>
            <table:table-row>
              <table:table-cell office:value-type="string">
                <text:p>6</text:p>
              </table:table-cell>
              <table:table-cell office:value-type="float" office:value="0.4">
                <text:p>0.4</text:p>
              </table:table-cell>
              <table:table-cell office:value-type="float" office:value="20939.2424242424">
                <text:p>20939.2424242424</text:p>
              </table:table-cell>
              <table:table-cell office:value-type="float" office:value="8286.87551203069">
                <text:p>8286.87551203069</text:p>
              </table:table-cell>
              <table:table-cell office:value-type="float" office:value="8286.87551203069">
                <text:p>8286.87551203069</text:p>
              </table:table-cell>
            </table:table-row>
            <table:table-row>
              <table:table-cell office:value-type="string">
                <text:p>7</text:p>
              </table:table-cell>
              <table:table-cell office:value-type="float" office:value="0.3">
                <text:p>0.3</text:p>
              </table:table-cell>
              <table:table-cell office:value-type="float" office:value="24444.9696969697">
                <text:p>24444.9696969697</text:p>
              </table:table-cell>
              <table:table-cell office:value-type="float" office:value="9691.76272178096">
                <text:p>9691.76272178096</text:p>
              </table:table-cell>
              <table:table-cell office:value-type="float" office:value="9691.76272178096">
                <text:p>9691.76272178096</text:p>
              </table:table-cell>
            </table:table-row>
            <table:table-row>
              <table:table-cell office:value-type="string">
                <text:p>8</text:p>
              </table:table-cell>
              <table:table-cell office:value-type="float" office:value="0.2">
                <text:p>0.2</text:p>
              </table:table-cell>
              <table:table-cell office:value-type="float" office:value="27947.3636363636">
                <text:p>27947.3636363636</text:p>
              </table:table-cell>
              <table:table-cell office:value-type="float" office:value="11092.0225325969">
                <text:p>11092.0225325969</text:p>
              </table:table-cell>
              <table:table-cell office:value-type="float" office:value="11092.0225325969">
                <text:p>11092.0225325969</text:p>
              </table:table-cell>
            </table:table-row>
            <table:table-row>
              <table:table-cell office:value-type="string">
                <text:p>9</text:p>
              </table:table-cell>
              <table:table-cell office:value-type="float" office:value="0.1">
                <text:p>0.1</text:p>
              </table:table-cell>
              <table:table-cell office:value-type="float" office:value="31447.7575757576">
                <text:p>31447.7575757576</text:p>
              </table:table-cell>
              <table:table-cell office:value-type="float" office:value="12489.3461999375">
                <text:p>12489.3461999375</text:p>
              </table:table-cell>
              <table:table-cell office:value-type="float" office:value="12489.3461999375">
                <text:p>12489.34619993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9" chart:error-lower-range="local-table.$B$2:.$B$9"/>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cm" chart:symbol-height="0cm" chart:link-data-style-to-source="true" chart:error-category="cell-range" chart:error-upper-range="local-table.$B$2:.$B$9" chart:error-lower-range="local-table.$B$2:.$B$9"/>
      <style:graphic-properties svg:stroke-width="0.08cm" svg:stroke-color="#004586" draw:fill-color="#004586"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9" chart:error-lower-range="local-table.$E$2:.$E$9" loext:std-weight="1"/>
      <style:graphic-properties draw:stroke="solid" svg:stroke-width="0cm" svg:stroke-color="#000000" svg:stroke-opacity="100%" draw:stroke-linejoin="round"/>
    </style:style>
    <style:style style:name="ch11" style:family="chart">
      <style:chart-properties chart:solid-type="cuboid" chart:symbol-type="named-symbol" chart:symbol-name="square" chart:symbol-width="0cm" chart:symbol-height="0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6cm" xlink:href="." xlink:type="simple" chart:class="chart:scatter" chart:style-name="ch1">
        <chart:title svg:x="2.783cm" svg:y="0.316cm" chart:style-name="ch2">
          <text:p>Effect of Training set size on network generalization</text:p>
        </chart:title>
        <chart:plot-area chart:style-name="ch3" chart:data-source-has-labels="both" svg:x="1.33cm" svg:y="1.275cm" svg:width="14.349cm" svg:height="6.57cm">
          <chartooo:coordinate-region svg:x="2.057cm" svg:y="1.474cm" svg:width="13.528cm" svg:height="5.724cm"/>
          <chart:axis chart:dimension="x" chart:name="primary-x" chart:style-name="ch4" chartooo:axis-type="auto">
            <chart:title svg:x="6.833cm" svg:y="8.025cm" chart:style-name="ch5">
              <text:p>Size of training set (%)</text:p>
            </chart:title>
            <chart:categories table:cell-range-address="local-table.$A$2:.$A$9"/>
            <chart:grid chart:style-name="ch6" chart:class="major"/>
          </chart:axis>
          <chart:axis chart:dimension="y" chart:name="primary-y" chart:style-name="ch7">
            <chart:title svg:x="0.451cm" svg:y="7.091cm" chart:style-name="ch8">
              <text:p>Percentage of correct matches (%)</text:p>
            </chart:title>
          </chart:axis>
          <chart:series chart:style-name="ch9" chart:values-cell-range-address="local-table.$C$2:.$C$9" chart:label-cell-address="local-table.$C$1" chart:class="chart:scatter">
            <chart:domain table:cell-range-address="local-table.$B$2:.$B$9"/>
            <chart:error-indicator chart:style-name="ch10" chart:dimension="y"/>
            <chart:data-point chart:repeated="2"/>
            <chart:data-point chart:style-name="ch11"/>
            <chart:data-point chart:repeated="3"/>
            <chart:data-point chart:style-name="ch11"/>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V</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9">
                <text:p>0.9</text:p>
              </table:table-cell>
              <table:table-cell office:value-type="float" office:value="0.983">
                <text:p>0.983</text:p>
              </table:table-cell>
              <table:table-cell office:value-type="float" office:value="0.00536449231314369">
                <text:p>0.00536449231314369</text:p>
              </table:table-cell>
              <table:table-cell office:value-type="float" office:value="0.00536449231314369">
                <text:p>0.00536449231314369</text:p>
              </table:table-cell>
            </table:table-row>
            <table:table-row>
              <table:table-cell office:value-type="string">
                <text:p>2</text:p>
              </table:table-cell>
              <table:table-cell office:value-type="float" office:value="0.7">
                <text:p>0.7</text:p>
              </table:table-cell>
              <table:table-cell office:value-type="float" office:value="0.977333333333333">
                <text:p>0.977333333333333</text:p>
              </table:table-cell>
              <table:table-cell office:value-type="float" office:value="0.00679869268479039">
                <text:p>0.00679869268479039</text:p>
              </table:table-cell>
              <table:table-cell office:value-type="float" office:value="0.00679869268479039">
                <text:p>0.00679869268479039</text:p>
              </table:table-cell>
            </table:table-row>
            <table:table-row>
              <table:table-cell office:value-type="string">
                <text:p>3</text:p>
              </table:table-cell>
              <table:table-cell office:value-type="float" office:value="0.5">
                <text:p>0.5</text:p>
              </table:table-cell>
              <table:table-cell office:value-type="float" office:value="0.973">
                <text:p>0.973</text:p>
              </table:table-cell>
              <table:table-cell office:value-type="float" office:value="0.00829323686974979">
                <text:p>0.00829323686974979</text:p>
              </table:table-cell>
              <table:table-cell office:value-type="float" office:value="0.00829323686974979">
                <text:p>0.00829323686974979</text:p>
              </table:table-cell>
            </table:table-row>
            <table:table-row>
              <table:table-cell office:value-type="string">
                <text:p>4</text:p>
              </table:table-cell>
              <table:table-cell office:value-type="float" office:value="0.4">
                <text:p>0.4</text:p>
              </table:table-cell>
              <table:table-cell office:value-type="float" office:value="0.967333333333334">
                <text:p>0.967333333333334</text:p>
              </table:table-cell>
              <table:table-cell office:value-type="float" office:value="0.0134824989441045">
                <text:p>0.0134824989441045</text:p>
              </table:table-cell>
              <table:table-cell office:value-type="float" office:value="0.0134824989441045">
                <text:p>0.0134824989441045</text:p>
              </table:table-cell>
            </table:table-row>
            <table:table-row>
              <table:table-cell office:value-type="string">
                <text:p>5</text:p>
              </table:table-cell>
              <table:table-cell office:value-type="float" office:value="0.3">
                <text:p>0.3</text:p>
              </table:table-cell>
              <table:table-cell office:value-type="float" office:value="0.966">
                <text:p>0.966</text:p>
              </table:table-cell>
              <table:table-cell office:value-type="float" office:value="0.00891939210683979">
                <text:p>0.00891939210683979</text:p>
              </table:table-cell>
              <table:table-cell office:value-type="float" office:value="0.00891939210683979">
                <text:p>0.00891939210683979</text:p>
              </table:table-cell>
            </table:table-row>
            <table:table-row>
              <table:table-cell office:value-type="string">
                <text:p>6</text:p>
              </table:table-cell>
              <table:table-cell office:value-type="float" office:value="0.2">
                <text:p>0.2</text:p>
              </table:table-cell>
              <table:table-cell office:value-type="float" office:value="0.947666666666667">
                <text:p>0.947666666666667</text:p>
              </table:table-cell>
              <table:table-cell office:value-type="float" office:value="0.0254972765430175">
                <text:p>0.0254972765430175</text:p>
              </table:table-cell>
              <table:table-cell office:value-type="float" office:value="0.0254972765430175">
                <text:p>0.0254972765430175</text:p>
              </table:table-cell>
            </table:table-row>
            <table:table-row>
              <table:table-cell office:value-type="string">
                <text:p>7</text:p>
              </table:table-cell>
              <table:table-cell office:value-type="float" office:value="0.1">
                <text:p>0.1</text:p>
              </table:table-cell>
              <table:table-cell office:value-type="float" office:value="0.93">
                <text:p>0.93</text:p>
              </table:table-cell>
              <table:table-cell office:value-type="float" office:value="0.0465951833466842">
                <text:p>0.0465951833466842</text:p>
              </table:table-cell>
              <table:table-cell office:value-type="float" office:value="0.0465951833466842">
                <text:p>0.0465951833466842</text:p>
              </table:table-cell>
            </table:table-row>
            <table:table-row>
              <table:table-cell office:value-type="string">
                <text:p>8</text:p>
              </table:table-cell>
              <table:table-cell office:value-type="float" office:value="0.05">
                <text:p>0.05</text:p>
              </table:table-cell>
              <table:table-cell office:value-type="float" office:value="0.703">
                <text:p>0.703</text:p>
              </table:table-cell>
              <table:table-cell office:value-type="float" office:value="0.152599330128135">
                <text:p>0.152599330128135</text:p>
              </table:table-cell>
              <table:table-cell office:value-type="float" office:value="0.152599330128135">
                <text:p>0.1525993301281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